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</text:p>
          </table:table-cell>
          <table:table-cell office:value-type="string">
            <text:p>decrease</text:p>
          </table:table-cell>
          <table:table-cell office:value-type="string">
            <text:p>delete min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2525">
            <text:p>0.000012525</text:p>
          </table:table-cell>
          <table:table-cell office:value-type="float" office:value="0.000005517">
            <text:p>0.000005517</text:p>
          </table:table-cell>
          <table:table-cell office:value-type="float" office:value="0.000026941">
            <text:p>0.000026941</text:p>
          </table:table-cell>
          <table:table-cell office:value-type="float" office:value="0.000033145">
            <text:p>0.00003314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49">
            <text:p>0.000005349</text:p>
          </table:table-cell>
          <table:table-cell office:value-type="float" office:value="0.000004211">
            <text:p>0.000004211</text:p>
          </table:table-cell>
          <table:table-cell office:value-type="float" office:value="0.000025094">
            <text:p>0.000025094</text:p>
          </table:table-cell>
          <table:table-cell office:value-type="float" office:value="0.000037092">
            <text:p>0.00003709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297">
            <text:p>0.000005297</text:p>
          </table:table-cell>
          <table:table-cell office:value-type="float" office:value="0.000004423">
            <text:p>0.000004423</text:p>
          </table:table-cell>
          <table:table-cell office:value-type="float" office:value="0.000024186">
            <text:p>0.000024186</text:p>
          </table:table-cell>
          <table:table-cell office:value-type="float" office:value="0.000030461">
            <text:p>0.00003046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9">
            <text:p>0.000005329</text:p>
          </table:table-cell>
          <table:table-cell office:value-type="float" office:value="0.000004077">
            <text:p>0.000004077</text:p>
          </table:table-cell>
          <table:table-cell office:value-type="float" office:value="0.000023488">
            <text:p>0.000023488</text:p>
          </table:table-cell>
          <table:table-cell office:value-type="float" office:value="0.000029231">
            <text:p>0.0000292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264">
            <text:p>0.000005264</text:p>
          </table:table-cell>
          <table:table-cell office:value-type="float" office:value="0.000004023">
            <text:p>0.000004023</text:p>
          </table:table-cell>
          <table:table-cell office:value-type="float" office:value="0.00002315">
            <text:p>0.00002315</text:p>
          </table:table-cell>
          <table:table-cell office:value-type="float" office:value="0.0000289">
            <text:p>0.000028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4062">
            <text:p>0.000014062</text:p>
          </table:table-cell>
          <table:table-cell office:value-type="float" office:value="0.000007567">
            <text:p>0.000007567</text:p>
          </table:table-cell>
          <table:table-cell office:value-type="float" office:value="0.000049944">
            <text:p>0.000049944</text:p>
          </table:table-cell>
          <table:table-cell office:value-type="float" office:value="0.000064362">
            <text:p>0.0000643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212">
            <text:p>0.000011212</text:p>
          </table:table-cell>
          <table:table-cell office:value-type="float" office:value="0.000007176">
            <text:p>0.000007176</text:p>
          </table:table-cell>
          <table:table-cell office:value-type="float" office:value="0.000049951">
            <text:p>0.000049951</text:p>
          </table:table-cell>
          <table:table-cell office:value-type="float" office:value="0.000062674">
            <text:p>0.00006267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01">
            <text:p>0.00001101</text:p>
          </table:table-cell>
          <table:table-cell office:value-type="float" office:value="0.000006816">
            <text:p>0.000006816</text:p>
          </table:table-cell>
          <table:table-cell office:value-type="float" office:value="0.000049236">
            <text:p>0.000049236</text:p>
          </table:table-cell>
          <table:table-cell office:value-type="float" office:value="0.000061267">
            <text:p>0.00006126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822">
            <text:p>0.000010822</text:p>
          </table:table-cell>
          <table:table-cell office:value-type="float" office:value="0.000006888">
            <text:p>0.000006888</text:p>
          </table:table-cell>
          <table:table-cell office:value-type="float" office:value="0.000048044">
            <text:p>0.000048044</text:p>
          </table:table-cell>
          <table:table-cell office:value-type="float" office:value="0.000060647">
            <text:p>0.00006064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142">
            <text:p>0.000011142</text:p>
          </table:table-cell>
          <table:table-cell office:value-type="float" office:value="0.000007042">
            <text:p>0.000007042</text:p>
          </table:table-cell>
          <table:table-cell office:value-type="float" office:value="0.000048108">
            <text:p>0.000048108</text:p>
          </table:table-cell>
          <table:table-cell office:value-type="float" office:value="0.000059962">
            <text:p>0.00005996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8049">
            <text:p>0.000028049</text:p>
          </table:table-cell>
          <table:table-cell office:value-type="float" office:value="0.000012903">
            <text:p>0.000012903</text:p>
          </table:table-cell>
          <table:table-cell office:value-type="float" office:value="0.000104564">
            <text:p>0.000104564</text:p>
          </table:table-cell>
          <table:table-cell office:value-type="float" office:value="0.000129383">
            <text:p>0.00012938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911">
            <text:p>0.000019911</text:p>
          </table:table-cell>
          <table:table-cell office:value-type="float" office:value="0.00001353">
            <text:p>0.00001353</text:p>
          </table:table-cell>
          <table:table-cell office:value-type="float" office:value="0.000104982">
            <text:p>0.000104982</text:p>
          </table:table-cell>
          <table:table-cell office:value-type="float" office:value="0.000128722">
            <text:p>0.00012872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905">
            <text:p>0.000019905</text:p>
          </table:table-cell>
          <table:table-cell office:value-type="float" office:value="0.000013279">
            <text:p>0.000013279</text:p>
          </table:table-cell>
          <table:table-cell office:value-type="float" office:value="0.000104463">
            <text:p>0.000104463</text:p>
          </table:table-cell>
          <table:table-cell office:value-type="float" office:value="0.000128079">
            <text:p>0.00012807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37335">
            <text:p>0.000037335</text:p>
          </table:table-cell>
          <table:table-cell office:value-type="float" office:value="0.000023629">
            <text:p>0.000023629</text:p>
          </table:table-cell>
          <table:table-cell office:value-type="float" office:value="0.000158374">
            <text:p>0.000158374</text:p>
          </table:table-cell>
          <table:table-cell office:value-type="float" office:value="0.00018412">
            <text:p>0.0001841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825">
            <text:p>0.000019825</text:p>
          </table:table-cell>
          <table:table-cell office:value-type="float" office:value="0.000013584">
            <text:p>0.000013584</text:p>
          </table:table-cell>
          <table:table-cell office:value-type="float" office:value="0.000106153">
            <text:p>0.000106153</text:p>
          </table:table-cell>
          <table:table-cell office:value-type="float" office:value="0.000129461">
            <text:p>0.00012946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55377">
            <text:p>0.000055377</text:p>
          </table:table-cell>
          <table:table-cell office:value-type="float" office:value="0.000025649">
            <text:p>0.000025649</text:p>
          </table:table-cell>
          <table:table-cell office:value-type="float" office:value="0.000227219">
            <text:p>0.000227219</text:p>
          </table:table-cell>
          <table:table-cell office:value-type="float" office:value="0.000271904">
            <text:p>0.00027190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737">
            <text:p>0.000014737</text:p>
          </table:table-cell>
          <table:table-cell office:value-type="float" office:value="0.000010303">
            <text:p>0.000010303</text:p>
          </table:table-cell>
          <table:table-cell office:value-type="float" office:value="0.000091515">
            <text:p>0.000091515</text:p>
          </table:table-cell>
          <table:table-cell office:value-type="float" office:value="0.000098485">
            <text:p>0.00009848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746">
            <text:p>0.000013746</text:p>
          </table:table-cell>
          <table:table-cell office:value-type="float" office:value="0.000009784">
            <text:p>0.000009784</text:p>
          </table:table-cell>
          <table:table-cell office:value-type="float" office:value="0.000081824">
            <text:p>0.000081824</text:p>
          </table:table-cell>
          <table:table-cell office:value-type="float" office:value="0.000098728">
            <text:p>0.00009872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883">
            <text:p>0.000013883</text:p>
          </table:table-cell>
          <table:table-cell office:value-type="float" office:value="0.00000998">
            <text:p>0.00000998</text:p>
          </table:table-cell>
          <table:table-cell office:value-type="float" office:value="0.000080816">
            <text:p>0.000080816</text:p>
          </table:table-cell>
          <table:table-cell office:value-type="float" office:value="0.000098637">
            <text:p>0.00009863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903">
            <text:p>0.000013903</text:p>
          </table:table-cell>
          <table:table-cell office:value-type="float" office:value="0.000009583">
            <text:p>0.000009583</text:p>
          </table:table-cell>
          <table:table-cell office:value-type="float" office:value="0.000080673">
            <text:p>0.000080673</text:p>
          </table:table-cell>
          <table:table-cell office:value-type="float" office:value="0.00009818">
            <text:p>0.0000981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38994">
            <text:p>0.000038994</text:p>
          </table:table-cell>
          <table:table-cell office:value-type="float" office:value="0.000018026">
            <text:p>0.000018026</text:p>
          </table:table-cell>
          <table:table-cell office:value-type="float" office:value="0.00023237">
            <text:p>0.00023237</text:p>
          </table:table-cell>
          <table:table-cell office:value-type="float" office:value="0.000223333">
            <text:p>0.00022333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351">
            <text:p>0.000027351</text:p>
          </table:table-cell>
          <table:table-cell office:value-type="float" office:value="0.000017884">
            <text:p>0.000017884</text:p>
          </table:table-cell>
          <table:table-cell office:value-type="float" office:value="0.000215861">
            <text:p>0.000215861</text:p>
          </table:table-cell>
          <table:table-cell office:value-type="float" office:value="0.000215901">
            <text:p>0.00021590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312">
            <text:p>0.000027312</text:p>
          </table:table-cell>
          <table:table-cell office:value-type="float" office:value="0.00001809">
            <text:p>0.00001809</text:p>
          </table:table-cell>
          <table:table-cell office:value-type="float" office:value="0.000218103">
            <text:p>0.000218103</text:p>
          </table:table-cell>
          <table:table-cell office:value-type="float" office:value="0.00021976">
            <text:p>0.0002197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289">
            <text:p>0.000027289</text:p>
          </table:table-cell>
          <table:table-cell office:value-type="float" office:value="0.000018462">
            <text:p>0.000018462</text:p>
          </table:table-cell>
          <table:table-cell office:value-type="float" office:value="0.000230145">
            <text:p>0.000230145</text:p>
          </table:table-cell>
          <table:table-cell office:value-type="float" office:value="0.000242553">
            <text:p>0.00024255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955">
            <text:p>0.000027955</text:p>
          </table:table-cell>
          <table:table-cell office:value-type="float" office:value="0.000018598">
            <text:p>0.000018598</text:p>
          </table:table-cell>
          <table:table-cell office:value-type="float" office:value="0.000223031">
            <text:p>0.000223031</text:p>
          </table:table-cell>
          <table:table-cell office:value-type="float" office:value="0.000222736">
            <text:p>0.00022273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82298">
            <text:p>0.000082298</text:p>
          </table:table-cell>
          <table:table-cell office:value-type="float" office:value="0.000036614">
            <text:p>0.000036614</text:p>
          </table:table-cell>
          <table:table-cell office:value-type="float" office:value="0.000489341">
            <text:p>0.000489341</text:p>
          </table:table-cell>
          <table:table-cell office:value-type="float" office:value="0.000440562">
            <text:p>0.00044056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147">
            <text:p>0.000055147</text:p>
          </table:table-cell>
          <table:table-cell office:value-type="float" office:value="0.000036387">
            <text:p>0.000036387</text:p>
          </table:table-cell>
          <table:table-cell office:value-type="float" office:value="0.000348731">
            <text:p>0.000348731</text:p>
          </table:table-cell>
          <table:table-cell office:value-type="float" office:value="0.00041439">
            <text:p>0.0004143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56">
            <text:p>0.00005456</text:p>
          </table:table-cell>
          <table:table-cell office:value-type="float" office:value="0.000035242">
            <text:p>0.000035242</text:p>
          </table:table-cell>
          <table:table-cell office:value-type="float" office:value="0.000351262">
            <text:p>0.000351262</text:p>
          </table:table-cell>
          <table:table-cell office:value-type="float" office:value="0.000419685">
            <text:p>0.00041968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125">
            <text:p>0.000055125</text:p>
          </table:table-cell>
          <table:table-cell office:value-type="float" office:value="0.000035863">
            <text:p>0.000035863</text:p>
          </table:table-cell>
          <table:table-cell office:value-type="float" office:value="0.000348934">
            <text:p>0.000348934</text:p>
          </table:table-cell>
          <table:table-cell office:value-type="float" office:value="0.000414709">
            <text:p>0.00041470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499">
            <text:p>0.000054499</text:p>
          </table:table-cell>
          <table:table-cell office:value-type="float" office:value="0.000035396">
            <text:p>0.000035396</text:p>
          </table:table-cell>
          <table:table-cell office:value-type="float" office:value="0.000348072">
            <text:p>0.000348072</text:p>
          </table:table-cell>
          <table:table-cell office:value-type="float" office:value="0.000416038">
            <text:p>0.00041603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819">
            <text:p>0.00016819</text:p>
          </table:table-cell>
          <table:table-cell office:value-type="float" office:value="0.00007372">
            <text:p>0.00007372</text:p>
          </table:table-cell>
          <table:table-cell office:value-type="float" office:value="0.000715977">
            <text:p>0.000715977</text:p>
          </table:table-cell>
          <table:table-cell office:value-type="float" office:value="0.000855539">
            <text:p>0.00085553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1954">
            <text:p>0.000161954</text:p>
          </table:table-cell>
          <table:table-cell office:value-type="float" office:value="0.000070887">
            <text:p>0.000070887</text:p>
          </table:table-cell>
          <table:table-cell office:value-type="float" office:value="0.000712397">
            <text:p>0.000712397</text:p>
          </table:table-cell>
          <table:table-cell office:value-type="float" office:value="0.000859267">
            <text:p>0.00085926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506">
            <text:p>0.000150506</text:p>
          </table:table-cell>
          <table:table-cell office:value-type="float" office:value="0.000072453">
            <text:p>0.000072453</text:p>
          </table:table-cell>
          <table:table-cell office:value-type="float" office:value="0.000717282">
            <text:p>0.000717282</text:p>
          </table:table-cell>
          <table:table-cell office:value-type="float" office:value="0.00085295">
            <text:p>0.0008529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047">
            <text:p>0.00016047</text:p>
          </table:table-cell>
          <table:table-cell office:value-type="float" office:value="0.000075586">
            <text:p>0.000075586</text:p>
          </table:table-cell>
          <table:table-cell office:value-type="float" office:value="0.000763823">
            <text:p>0.000763823</text:p>
          </table:table-cell>
          <table:table-cell office:value-type="float" office:value="0.000911953">
            <text:p>0.00091195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401">
            <text:p>0.000151401</text:p>
          </table:table-cell>
          <table:table-cell office:value-type="float" office:value="0.000071688">
            <text:p>0.000071688</text:p>
          </table:table-cell>
          <table:table-cell office:value-type="float" office:value="0.000712247">
            <text:p>0.000712247</text:p>
          </table:table-cell>
          <table:table-cell office:value-type="float" office:value="0.000856093">
            <text:p>0.00085609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45046">
            <text:p>0.000345046</text:p>
          </table:table-cell>
          <table:table-cell office:value-type="float" office:value="0.00015431">
            <text:p>0.00015431</text:p>
          </table:table-cell>
          <table:table-cell office:value-type="float" office:value="0.0014657">
            <text:p>0.0014657</text:p>
          </table:table-cell>
          <table:table-cell office:value-type="float" office:value="0.00197258">
            <text:p>0.0019725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65634">
            <text:p>0.000265634</text:p>
          </table:table-cell>
          <table:table-cell office:value-type="float" office:value="0.000144618">
            <text:p>0.000144618</text:p>
          </table:table-cell>
          <table:table-cell office:value-type="float" office:value="0.00150683">
            <text:p>0.00150683</text:p>
          </table:table-cell>
          <table:table-cell office:value-type="float" office:value="0.00190682">
            <text:p>0.0019068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4094">
            <text:p>0.000324094</text:p>
          </table:table-cell>
          <table:table-cell office:value-type="float" office:value="0.000142974">
            <text:p>0.000142974</text:p>
          </table:table-cell>
          <table:table-cell office:value-type="float" office:value="0.00145712">
            <text:p>0.00145712</text:p>
          </table:table-cell>
          <table:table-cell office:value-type="float" office:value="0.00197089">
            <text:p>0.0019708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9129">
            <text:p>0.000319129</text:p>
          </table:table-cell>
          <table:table-cell office:value-type="float" office:value="0.000145352">
            <text:p>0.000145352</text:p>
          </table:table-cell>
          <table:table-cell office:value-type="float" office:value="0.00145286">
            <text:p>0.00145286</text:p>
          </table:table-cell>
          <table:table-cell office:value-type="float" office:value="0.00193616">
            <text:p>0.0019361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9306">
            <text:p>0.000319306</text:p>
          </table:table-cell>
          <table:table-cell office:value-type="float" office:value="0.000142574">
            <text:p>0.000142574</text:p>
          </table:table-cell>
          <table:table-cell office:value-type="float" office:value="0.00145952">
            <text:p>0.00145952</text:p>
          </table:table-cell>
          <table:table-cell office:value-type="float" office:value="0.00189627">
            <text:p>0.0018962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79038">
            <text:p>0.000679038</text:p>
          </table:table-cell>
          <table:table-cell office:value-type="float" office:value="0.000307683">
            <text:p>0.000307683</text:p>
          </table:table-cell>
          <table:table-cell office:value-type="float" office:value="0.00300407">
            <text:p>0.00300407</text:p>
          </table:table-cell>
          <table:table-cell office:value-type="float" office:value="0.00377199">
            <text:p>0.0037719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557888">
            <text:p>0.000557888</text:p>
          </table:table-cell>
          <table:table-cell office:value-type="float" office:value="0.00029114">
            <text:p>0.00029114</text:p>
          </table:table-cell>
          <table:table-cell office:value-type="float" office:value="0.0029734">
            <text:p>0.0029734</text:p>
          </table:table-cell>
          <table:table-cell office:value-type="float" office:value="0.00370686">
            <text:p>0.0037068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0953">
            <text:p>0.000640953</text:p>
          </table:table-cell>
          <table:table-cell office:value-type="float" office:value="0.000286762">
            <text:p>0.000286762</text:p>
          </table:table-cell>
          <table:table-cell office:value-type="float" office:value="0.00297198">
            <text:p>0.00297198</text:p>
          </table:table-cell>
          <table:table-cell office:value-type="float" office:value="0.00376748">
            <text:p>0.0037674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0739">
            <text:p>0.000640739</text:p>
          </table:table-cell>
          <table:table-cell office:value-type="float" office:value="0.000288567">
            <text:p>0.000288567</text:p>
          </table:table-cell>
          <table:table-cell office:value-type="float" office:value="0.0029815">
            <text:p>0.0029815</text:p>
          </table:table-cell>
          <table:table-cell office:value-type="float" office:value="0.00372487">
            <text:p>0.0037248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593">
            <text:p>0.00064593</text:p>
          </table:table-cell>
          <table:table-cell office:value-type="float" office:value="0.000283118">
            <text:p>0.000283118</text:p>
          </table:table-cell>
          <table:table-cell office:value-type="float" office:value="0.00295827">
            <text:p>0.00295827</text:p>
          </table:table-cell>
          <table:table-cell office:value-type="float" office:value="0.00375234">
            <text:p>0.00375234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3828">
            <text:p>0.00133828</text:p>
          </table:table-cell>
          <table:table-cell office:value-type="float" office:value="0.000668184">
            <text:p>0.000668184</text:p>
          </table:table-cell>
          <table:table-cell office:value-type="float" office:value="0.00606339">
            <text:p>0.00606339</text:p>
          </table:table-cell>
          <table:table-cell office:value-type="float" office:value="0.00777355">
            <text:p>0.0077735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15204">
            <text:p>0.00115204</text:p>
          </table:table-cell>
          <table:table-cell office:value-type="float" office:value="0.000579011">
            <text:p>0.000579011</text:p>
          </table:table-cell>
          <table:table-cell office:value-type="float" office:value="0.00603929">
            <text:p>0.00603929</text:p>
          </table:table-cell>
          <table:table-cell office:value-type="float" office:value="0.00802066">
            <text:p>0.0080206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868">
            <text:p>0.00131868</text:p>
          </table:table-cell>
          <table:table-cell office:value-type="float" office:value="0.000570408">
            <text:p>0.000570408</text:p>
          </table:table-cell>
          <table:table-cell office:value-type="float" office:value="0.00602684">
            <text:p>0.00602684</text:p>
          </table:table-cell>
          <table:table-cell office:value-type="float" office:value="0.00771859">
            <text:p>0.0077185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0978">
            <text:p>0.00130978</text:p>
          </table:table-cell>
          <table:table-cell office:value-type="float" office:value="0.000579663">
            <text:p>0.000579663</text:p>
          </table:table-cell>
          <table:table-cell office:value-type="float" office:value="0.00606117">
            <text:p>0.00606117</text:p>
          </table:table-cell>
          <table:table-cell office:value-type="float" office:value="0.00796623">
            <text:p>0.0079662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743">
            <text:p>0.00131743</text:p>
          </table:table-cell>
          <table:table-cell office:value-type="float" office:value="0.000582009">
            <text:p>0.000582009</text:p>
          </table:table-cell>
          <table:table-cell office:value-type="float" office:value="0.00605025">
            <text:p>0.00605025</text:p>
          </table:table-cell>
          <table:table-cell office:value-type="float" office:value="0.00761753">
            <text:p>0.0076175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74141">
            <text:p>0.00274141</text:p>
          </table:table-cell>
          <table:table-cell office:value-type="float" office:value="0.00124591">
            <text:p>0.00124591</text:p>
          </table:table-cell>
          <table:table-cell office:value-type="float" office:value="0.016475">
            <text:p>0.016475</text:p>
          </table:table-cell>
          <table:table-cell office:value-type="float" office:value="0.0174284">
            <text:p>0.0174284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35634">
            <text:p>0.00235634</text:p>
          </table:table-cell>
          <table:table-cell office:value-type="float" office:value="0.0011934">
            <text:p>0.0011934</text:p>
          </table:table-cell>
          <table:table-cell office:value-type="float" office:value="0.016442">
            <text:p>0.016442</text:p>
          </table:table-cell>
          <table:table-cell office:value-type="float" office:value="0.0171083">
            <text:p>0.017108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6677">
            <text:p>0.00266677</text:p>
          </table:table-cell>
          <table:table-cell office:value-type="float" office:value="0.00118872">
            <text:p>0.00118872</text:p>
          </table:table-cell>
          <table:table-cell office:value-type="float" office:value="0.0163991">
            <text:p>0.0163991</text:p>
          </table:table-cell>
          <table:table-cell office:value-type="float" office:value="0.0174133">
            <text:p>0.017413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8407">
            <text:p>0.00268407</text:p>
          </table:table-cell>
          <table:table-cell office:value-type="float" office:value="0.00120672">
            <text:p>0.00120672</text:p>
          </table:table-cell>
          <table:table-cell office:value-type="float" office:value="0.0164091">
            <text:p>0.0164091</text:p>
          </table:table-cell>
          <table:table-cell office:value-type="float" office:value="0.0170462">
            <text:p>0.017046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6401">
            <text:p>0.00266401</text:p>
          </table:table-cell>
          <table:table-cell office:value-type="float" office:value="0.00128161">
            <text:p>0.00128161</text:p>
          </table:table-cell>
          <table:table-cell office:value-type="float" office:value="0.0164272">
            <text:p>0.0164272</text:p>
          </table:table-cell>
          <table:table-cell office:value-type="float" office:value="0.0169703">
            <text:p>0.016970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40383">
            <text:p>0.00540383</text:p>
          </table:table-cell>
          <table:table-cell office:value-type="float" office:value="0.00316895">
            <text:p>0.00316895</text:p>
          </table:table-cell>
          <table:table-cell office:value-type="float" office:value="0.0351159">
            <text:p>0.0351159</text:p>
          </table:table-cell>
          <table:table-cell office:value-type="float" office:value="0.0421947">
            <text:p>0.0421947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475823">
            <text:p>0.00475823</text:p>
          </table:table-cell>
          <table:table-cell office:value-type="float" office:value="0.00269131">
            <text:p>0.00269131</text:p>
          </table:table-cell>
          <table:table-cell office:value-type="float" office:value="0.0269028">
            <text:p>0.0269028</text:p>
          </table:table-cell>
          <table:table-cell office:value-type="float" office:value="0.0458521">
            <text:p>0.045852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52224">
            <text:p>0.00552224</text:p>
          </table:table-cell>
          <table:table-cell office:value-type="float" office:value="0.00330155">
            <text:p>0.00330155</text:p>
          </table:table-cell>
          <table:table-cell office:value-type="float" office:value="0.0351702">
            <text:p>0.0351702</text:p>
          </table:table-cell>
          <table:table-cell office:value-type="float" office:value="0.0451129">
            <text:p>0.045112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552">
            <text:p>0.00534552</text:p>
          </table:table-cell>
          <table:table-cell office:value-type="float" office:value="0.00305945">
            <text:p>0.00305945</text:p>
          </table:table-cell>
          <table:table-cell office:value-type="float" office:value="0.0350149">
            <text:p>0.0350149</text:p>
          </table:table-cell>
          <table:table-cell office:value-type="float" office:value="0.0455386">
            <text:p>0.045538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208">
            <text:p>0.00535208</text:p>
          </table:table-cell>
          <table:table-cell office:value-type="float" office:value="0.002683">
            <text:p>0.002683</text:p>
          </table:table-cell>
          <table:table-cell office:value-type="float" office:value="0.0348401">
            <text:p>0.0348401</text:p>
          </table:table-cell>
          <table:table-cell office:value-type="float" office:value="0.0448526">
            <text:p>0.044852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547">
            <text:p>0.0106547</text:p>
          </table:table-cell>
          <table:table-cell office:value-type="float" office:value="0.00614677">
            <text:p>0.00614677</text:p>
          </table:table-cell>
          <table:table-cell office:value-type="float" office:value="0.0721821">
            <text:p>0.0721821</text:p>
          </table:table-cell>
          <table:table-cell office:value-type="float" office:value="0.108569">
            <text:p>0.108569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944569">
            <text:p>0.00944569</text:p>
          </table:table-cell>
          <table:table-cell office:value-type="float" office:value="0.00530365">
            <text:p>0.00530365</text:p>
          </table:table-cell>
          <table:table-cell office:value-type="float" office:value="0.0727007">
            <text:p>0.0727007</text:p>
          </table:table-cell>
          <table:table-cell office:value-type="float" office:value="0.107424">
            <text:p>0.107424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65">
            <text:p>0.010665</text:p>
          </table:table-cell>
          <table:table-cell office:value-type="float" office:value="0.00603073">
            <text:p>0.00603073</text:p>
          </table:table-cell>
          <table:table-cell office:value-type="float" office:value="0.072293">
            <text:p>0.072293</text:p>
          </table:table-cell>
          <table:table-cell office:value-type="float" office:value="0.110141">
            <text:p>0.11014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624">
            <text:p>0.0106624</text:p>
          </table:table-cell>
          <table:table-cell office:value-type="float" office:value="0.00613189">
            <text:p>0.00613189</text:p>
          </table:table-cell>
          <table:table-cell office:value-type="float" office:value="0.0726227">
            <text:p>0.0726227</text:p>
          </table:table-cell>
          <table:table-cell office:value-type="float" office:value="0.102862">
            <text:p>0.10286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571">
            <text:p>0.0106571</text:p>
          </table:table-cell>
          <table:table-cell office:value-type="float" office:value="0.00619461">
            <text:p>0.00619461</text:p>
          </table:table-cell>
          <table:table-cell office:value-type="float" office:value="0.0731022">
            <text:p>0.0731022</text:p>
          </table:table-cell>
          <table:table-cell office:value-type="float" office:value="0.10434">
            <text:p>0.1043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149">
            <text:p>0.0213149</text:p>
          </table:table-cell>
          <table:table-cell office:value-type="float" office:value="0.011346">
            <text:p>0.011346</text:p>
          </table:table-cell>
          <table:table-cell office:value-type="float" office:value="0.146441">
            <text:p>0.146441</text:p>
          </table:table-cell>
          <table:table-cell office:value-type="float" office:value="0.238933">
            <text:p>0.23893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89022">
            <text:p>0.0189022</text:p>
          </table:table-cell>
          <table:table-cell office:value-type="float" office:value="0.0141397">
            <text:p>0.0141397</text:p>
          </table:table-cell>
          <table:table-cell office:value-type="float" office:value="0.147756">
            <text:p>0.147756</text:p>
          </table:table-cell>
          <table:table-cell office:value-type="float" office:value="0.219362">
            <text:p>0.21936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223">
            <text:p>0.0213223</text:p>
          </table:table-cell>
          <table:table-cell office:value-type="float" office:value="0.0145215">
            <text:p>0.0145215</text:p>
          </table:table-cell>
          <table:table-cell office:value-type="float" office:value="0.159049">
            <text:p>0.159049</text:p>
          </table:table-cell>
          <table:table-cell office:value-type="float" office:value="0.220904">
            <text:p>0.22090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197">
            <text:p>0.0213197</text:p>
          </table:table-cell>
          <table:table-cell office:value-type="float" office:value="0.0125607">
            <text:p>0.0125607</text:p>
          </table:table-cell>
          <table:table-cell office:value-type="float" office:value="0.148732">
            <text:p>0.148732</text:p>
          </table:table-cell>
          <table:table-cell office:value-type="float" office:value="0.217344">
            <text:p>0.21734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29506">
            <text:p>0.0229506</text:p>
          </table:table-cell>
          <table:table-cell office:value-type="float" office:value="0.0149007">
            <text:p>0.0149007</text:p>
          </table:table-cell>
          <table:table-cell office:value-type="float" office:value="0.164435">
            <text:p>0.164435</text:p>
          </table:table-cell>
          <table:table-cell office:value-type="float" office:value="0.282375">
            <text:p>0.28237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535295">
            <text:p>0.0535295</text:p>
          </table:table-cell>
          <table:table-cell office:value-type="float" office:value="0.038799">
            <text:p>0.038799</text:p>
          </table:table-cell>
          <table:table-cell office:value-type="float" office:value="0.312872">
            <text:p>0.312872</text:p>
          </table:table-cell>
          <table:table-cell office:value-type="float" office:value="0.554456">
            <text:p>0.554456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379561">
            <text:p>0.0379561</text:p>
          </table:table-cell>
          <table:table-cell office:value-type="float" office:value="0.0259275">
            <text:p>0.0259275</text:p>
          </table:table-cell>
          <table:table-cell office:value-type="float" office:value="0.298974">
            <text:p>0.298974</text:p>
          </table:table-cell>
          <table:table-cell office:value-type="float" office:value="0.492737">
            <text:p>0.492737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132">
            <text:p>0.0426132</text:p>
          </table:table-cell>
          <table:table-cell office:value-type="float" office:value="0.0194761">
            <text:p>0.0194761</text:p>
          </table:table-cell>
          <table:table-cell office:value-type="float" office:value="0.295898">
            <text:p>0.295898</text:p>
          </table:table-cell>
          <table:table-cell office:value-type="float" office:value="0.526548">
            <text:p>0.52654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973">
            <text:p>0.0426973</text:p>
          </table:table-cell>
          <table:table-cell office:value-type="float" office:value="0.0199215">
            <text:p>0.0199215</text:p>
          </table:table-cell>
          <table:table-cell office:value-type="float" office:value="0.299513">
            <text:p>0.299513</text:p>
          </table:table-cell>
          <table:table-cell office:value-type="float" office:value="0.485289">
            <text:p>0.48528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574451">
            <text:p>0.0574451</text:p>
          </table:table-cell>
          <table:table-cell office:value-type="float" office:value="0.0225154">
            <text:p>0.0225154</text:p>
          </table:table-cell>
          <table:table-cell office:value-type="float" office:value="0.328192">
            <text:p>0.328192</text:p>
          </table:table-cell>
          <table:table-cell office:value-type="float" office:value="0.51002">
            <text:p>0.5100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55377">
            <text:p>0.0855377</text:p>
          </table:table-cell>
          <table:table-cell office:value-type="float" office:value="0.0438129">
            <text:p>0.0438129</text:p>
          </table:table-cell>
          <table:table-cell office:value-type="float" office:value="0.465461">
            <text:p>0.465461</text:p>
          </table:table-cell>
          <table:table-cell office:value-type="float" office:value="1.184">
            <text:p>1.184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765852">
            <text:p>0.0765852</text:p>
          </table:table-cell>
          <table:table-cell office:value-type="float" office:value="0.0456073">
            <text:p>0.0456073</text:p>
          </table:table-cell>
          <table:table-cell office:value-type="float" office:value="0.470995">
            <text:p>0.470995</text:p>
          </table:table-cell>
          <table:table-cell office:value-type="float" office:value="1.00709">
            <text:p>1.0070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5861">
            <text:p>0.085861</text:p>
          </table:table-cell>
          <table:table-cell office:value-type="float" office:value="0.0429158">
            <text:p>0.0429158</text:p>
          </table:table-cell>
          <table:table-cell office:value-type="float" office:value="0.47373">
            <text:p>0.47373</text:p>
          </table:table-cell>
          <table:table-cell office:value-type="float" office:value="1.00607">
            <text:p>1.00607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757916">
            <text:p>0.0757916</text:p>
          </table:table-cell>
          <table:table-cell office:value-type="float" office:value="0.0430569">
            <text:p>0.0430569</text:p>
          </table:table-cell>
          <table:table-cell office:value-type="float" office:value="0.468203">
            <text:p>0.468203</text:p>
          </table:table-cell>
          <table:table-cell office:value-type="float" office:value="1.06157">
            <text:p>1.06157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52356">
            <text:p>0.0852356</text:p>
          </table:table-cell>
          <table:table-cell office:value-type="float" office:value="0.0393626">
            <text:p>0.0393626</text:p>
          </table:table-cell>
          <table:table-cell office:value-type="float" office:value="0.477211">
            <text:p>0.477211</text:p>
          </table:table-cell>
          <table:table-cell office:value-type="float" office:value="1.02346">
            <text:p>1.0234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1549">
            <text:p>0.171549</text:p>
          </table:table-cell>
          <table:table-cell office:value-type="float" office:value="0.0825292">
            <text:p>0.0825292</text:p>
          </table:table-cell>
          <table:table-cell office:value-type="float" office:value="0.949025">
            <text:p>0.949025</text:p>
          </table:table-cell>
          <table:table-cell office:value-type="float" office:value="2.2052">
            <text:p>2.2052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32719">
            <text:p>0.132719</text:p>
          </table:table-cell>
          <table:table-cell office:value-type="float" office:value="0.0824201">
            <text:p>0.0824201</text:p>
          </table:table-cell>
          <table:table-cell office:value-type="float" office:value="0.953533">
            <text:p>0.953533</text:p>
          </table:table-cell>
          <table:table-cell office:value-type="float" office:value="2.24838">
            <text:p>2.24838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2255">
            <text:p>0.172255</text:p>
          </table:table-cell>
          <table:table-cell office:value-type="float" office:value="0.0805588">
            <text:p>0.0805588</text:p>
          </table:table-cell>
          <table:table-cell office:value-type="float" office:value="0.963411">
            <text:p>0.963411</text:p>
          </table:table-cell>
          <table:table-cell office:value-type="float" office:value="2.34225">
            <text:p>2.34225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33678">
            <text:p>0.133678</text:p>
          </table:table-cell>
          <table:table-cell office:value-type="float" office:value="0.0807436">
            <text:p>0.0807436</text:p>
          </table:table-cell>
          <table:table-cell office:value-type="float" office:value="0.972377">
            <text:p>0.972377</text:p>
          </table:table-cell>
          <table:table-cell office:value-type="float" office:value="2.22354">
            <text:p>2.2235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143">
            <text:p>0.17143</text:p>
          </table:table-cell>
          <table:table-cell office:value-type="float" office:value="0.0795737">
            <text:p>0.0795737</text:p>
          </table:table-cell>
          <table:table-cell office:value-type="float" office:value="0.975543">
            <text:p>0.975543</text:p>
          </table:table-cell>
          <table:table-cell office:value-type="float" office:value="2.30317">
            <text:p>2.30317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18192">
            <text:p>0.318192</text:p>
          </table:table-cell>
          <table:table-cell office:value-type="float" office:value="0.157334">
            <text:p>0.157334</text:p>
          </table:table-cell>
          <table:table-cell office:value-type="float" office:value="2.48021">
            <text:p>2.48021</text:p>
          </table:table-cell>
          <table:table-cell office:value-type="float" office:value="4.31727">
            <text:p>4.31727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4553">
            <text:p>0.34553</text:p>
          </table:table-cell>
          <table:table-cell office:value-type="float" office:value="0.163518">
            <text:p>0.163518</text:p>
          </table:table-cell>
          <table:table-cell office:value-type="float" office:value="1.95659">
            <text:p>1.95659</text:p>
          </table:table-cell>
          <table:table-cell office:value-type="float" office:value="5.00141">
            <text:p>5.0014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265418">
            <text:p>0.265418</text:p>
          </table:table-cell>
          <table:table-cell office:value-type="float" office:value="0.157308">
            <text:p>0.157308</text:p>
          </table:table-cell>
          <table:table-cell office:value-type="float" office:value="2.47185">
            <text:p>2.47185</text:p>
          </table:table-cell>
          <table:table-cell office:value-type="float" office:value="4.61168">
            <text:p>4.61168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44523">
            <text:p>0.344523</text:p>
          </table:table-cell>
          <table:table-cell office:value-type="float" office:value="0.16256">
            <text:p>0.16256</text:p>
          </table:table-cell>
          <table:table-cell office:value-type="float" office:value="1.94748">
            <text:p>1.94748</text:p>
          </table:table-cell>
          <table:table-cell office:value-type="float" office:value="4.99805">
            <text:p>4.99805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26592">
            <text:p>0.26592</text:p>
          </table:table-cell>
          <table:table-cell office:value-type="float" office:value="0.156446">
            <text:p>0.156446</text:p>
          </table:table-cell>
          <table:table-cell office:value-type="float" office:value="2.46927">
            <text:p>2.46927</text:p>
          </table:table-cell>
          <table:table-cell office:value-type="float" office:value="4.59534">
            <text:p>4.59534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082">
            <text:p>0.685082</text:p>
          </table:table-cell>
          <table:table-cell office:value-type="float" office:value="0.312854">
            <text:p>0.312854</text:p>
          </table:table-cell>
          <table:table-cell office:value-type="float" office:value="3.90591">
            <text:p>3.90591</text:p>
          </table:table-cell>
          <table:table-cell office:value-type="float" office:value="10.3829">
            <text:p>10.3829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68">
            <text:p>0.68568</text:p>
          </table:table-cell>
          <table:table-cell office:value-type="float" office:value="0.321496">
            <text:p>0.321496</text:p>
          </table:table-cell>
          <table:table-cell office:value-type="float" office:value="3.93307">
            <text:p>3.93307</text:p>
          </table:table-cell>
          <table:table-cell office:value-type="float" office:value="10.3725">
            <text:p>10.3725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444">
            <text:p>0.685444</text:p>
          </table:table-cell>
          <table:table-cell office:value-type="float" office:value="0.311327">
            <text:p>0.311327</text:p>
          </table:table-cell>
          <table:table-cell office:value-type="float" office:value="3.92529">
            <text:p>3.92529</text:p>
          </table:table-cell>
          <table:table-cell office:value-type="float" office:value="9.60381">
            <text:p>9.60381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207">
            <text:p>0.685207</text:p>
          </table:table-cell>
          <table:table-cell office:value-type="float" office:value="0.328805">
            <text:p>0.328805</text:p>
          </table:table-cell>
          <table:table-cell office:value-type="float" office:value="3.95202">
            <text:p>3.95202</text:p>
          </table:table-cell>
          <table:table-cell office:value-type="float" office:value="9.59725">
            <text:p>9.59725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3981">
            <text:p>0.683981</text:p>
          </table:table-cell>
          <table:table-cell office:value-type="float" office:value="0.330733">
            <text:p>0.330733</text:p>
          </table:table-cell>
          <table:table-cell office:value-type="float" office:value="5.01062">
            <text:p>5.01062</text:p>
          </table:table-cell>
          <table:table-cell office:value-type="float" office:value="10.0292">
            <text:p>10.0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6:59:32</dc:date>
    <dc:creator>lightmind </dc:creator>
    <meta:document-statistic meta:table-count="1" meta:cell-count="480" meta:object-count="0"/>
    <meta:generator>LibreOffice/4.0.2.2$Linux_x86 LibreOffice_project/400m0$Build-2</meta:generator>
  </office:meta>
</office:document-meta>
</file>